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d7b2"/>
    </style:style>
    <style:style style:name="P2" style:family="paragraph" style:parent-style-name="Standard">
      <style:text-properties officeooo:paragraph-rsid="002343f9"/>
    </style:style>
    <style:style style:name="P3" style:family="paragraph" style:parent-style-name="Standard">
      <style:text-properties officeooo:paragraph-rsid="00265f13"/>
    </style:style>
    <style:style style:name="P4" style:family="paragraph" style:parent-style-name="Standard">
      <style:text-properties officeooo:paragraph-rsid="002971e6"/>
    </style:style>
    <style:style style:name="P5" style:family="paragraph" style:parent-style-name="Standard">
      <style:text-properties officeooo:rsid="002aba72" officeooo:paragraph-rsid="002aba72"/>
    </style:style>
    <style:style style:name="T1" style:family="text">
      <style:text-properties officeooo:rsid="001fd7b2"/>
    </style:style>
    <style:style style:name="T2" style:family="text">
      <style:text-properties fo:font-size="32pt" officeooo:rsid="001fd7b2" style:font-size-asian="32pt" style:font-size-complex="32pt"/>
    </style:style>
    <style:style style:name="T3" style:family="text">
      <style:text-properties officeooo:rsid="00208562"/>
    </style:style>
    <style:style style:name="T4" style:family="text">
      <style:text-properties officeooo:rsid="002343f9"/>
    </style:style>
    <style:style style:name="T5" style:family="text">
      <style:text-properties officeooo:rsid="00250986"/>
    </style:style>
    <style:style style:name="T6" style:family="text">
      <style:text-properties officeooo:rsid="00265f13"/>
    </style:style>
    <style:style style:name="T7" style:family="text">
      <style:text-properties officeooo:rsid="0027fde3"/>
    </style:style>
    <style:style style:name="T8" style:family="text">
      <style:text-properties officeooo:rsid="002971e6"/>
    </style:style>
    <style:style style:name="T9" style:family="text">
      <style:text-properties officeooo:rsid="0029a7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park</text:span></text:p>
      <text:p text:style-name="Standard"/>
      <text:p text:style-name="Standard"><text:tab/><text:span text:style-name="T1">Spark is a Zelda-like dungeon crawler </text:span><text:span text:style-name="T3">with 4-way WASD based movement </text:span><text:span text:style-name="T1">where you have 3 weapons: sword, bow &amp; arrow, and a shockwave. The gameplay loop is </text:span><text:span text:style-name="T4">player enters room and fights enemies, and </text:span><text:span text:style-name="T1">when </text:span><text:span text:style-name="T4">player</text:span><text:span text:style-name="T1"> defeat</text:span><text:span text:style-name="T4">s</text:span><text:span text:style-name="T1"> enemies, they drop sparks that can be collected </text:span><text:span text:style-name="T3">by mov</text:span><text:span text:style-name="T4">ing</text:span><text:span text:style-name="T3"> over the dropped spark</text:span><text:span text:style-name="T1">. Sparks can be used to increase the range and power of attacks. </text:span><text:span text:style-name="T3">The spark count is displayed in the right bottom corner of the screen. Any number of available sparks can be applied to an attack to alter it. Example: Sparks can be attack to sword attack to do more damage or push enemies back. When the player takes damage, they lose previously collected sparks. </text:span><text:span text:style-name="T6">If the player has less sparks than they have assigned to the </text:span><text:span text:style-name="T7">attack, then no sparks are used, and the base values for the attack are used instead. Game ends when player’s health through damage reaches 0.</text:span></text:p>
      <text:p text:style-name="Standard"/>
      <text:p text:style-name="Standard"><text:tab/><text:span text:style-name="T3">Attacks:</text:span></text:p>
      <text:p text:style-name="P2"><text:tab/><text:tab/>- <text:span text:style-name="T3">Sword: The sword attack is 180 slash in front of the player that does damage to any enemy it makes contact and pushes them back. Player presses the left mouse button to do the attack. When a player wants to use sparks to increase the damage, they can p</text:span><text:span text:style-name="T4">ress the Shift key + left mouse button, and, instead of the weapon attack, a number appear over the player showing the number of sparks to the used in attack, and the number </text:span><text:span text:style-name="T8">is</text:span><text:span text:style-name="T4"> incremented. When the number is incremented to the maximum number of sparks, it drops back to 0. </text:span><text:span text:style-name="T3">When a player wants to use sparks to increase the push back </text:span><text:span text:style-name="T4">amount</text:span><text:span text:style-name="T3">, they can p</text:span><text:span text:style-name="T4">ress the Control key + left mouse button, and the process occurs similar as the damage, but for the push back. When the player attacks, the number of sparks assigned to damage is subtracted for the player’s current number of sparks and damage is multiplied by base damage * .(1 * the number of used sparks). </text:span><text:span text:style-name="T5">For the push back, the number of sparks is subtracted from the available pool and the distance of the push back of the hit enemies is multiplied by the number of sparks used.</text:span></text:p>
      <text:p text:style-name="P2"/>
      <text:p text:style-name="P3"><text:tab/><text:tab/>- <text:span text:style-name="T6">Bow and Arrow</text:span><text:span text:style-name="T3">: </text:span><text:span text:style-name="T6">The bow shoots and arrow that move across a quarter distance of the room</text:span><text:span text:style-name="T3">. Player presses the </text:span><text:span text:style-name="T6">right</text:span><text:span text:style-name="T3"> mouse button to do the attack. When a player wants to use sparks to increase the damage, they can p</text:span><text:span text:style-name="T4">ress the Shift key + </text:span><text:span text:style-name="T6">right</text:span><text:span text:style-name="T4"> mouse button, and, instead of the weapon attack, a number appear over the player showing the number of sparks to the used in attack, and the number </text:span><text:span text:style-name="T8">is</text:span><text:span text:style-name="T4"> incremented. When the number is incremented to the maximum number of sparks, it drops back to 0. </text:span><text:span text:style-name="T3">When a player wants to use sparks to increase the </text:span><text:span text:style-name="T6">distance the arrow travels</text:span><text:span text:style-name="T3">, they can p</text:span><text:span text:style-name="T4">ress the Control key + </text:span><text:span text:style-name="T6">right</text:span><text:span text:style-name="T4"> mouse button, and the process occurs similar as the damage, but for the </text:span><text:span text:style-name="T6">travel distance of the arrow</text:span><text:span text:style-name="T4">. When the player attacks, the number of sparks assigned to damage is subtracted for the player’s current number of sparks and damage is multiplied by base damage * .(1 * the number of used sparks). </text:span><text:span text:style-name="T5">For the </text:span><text:span text:style-name="T6">distance</text:span><text:span text:style-name="T5">, the number of sparks is subtracted from the available pool and the distance of the push back of the hit enemies is multiplied by t</text:span><text:span text:style-name="T6">he </text:span><text:span text:style-name="T4">base d</text:span><text:span text:style-name="T6">istance</text:span><text:span text:style-name="T4"> * .(1 * the number of used sparks)</text:span></text:p>
      <text:p text:style-name="P3"/>
      <text:p text:style-name="P4"><text:tab/><text:tab/>- <text:span text:style-name="T6">Shockwave: Th</text:span><text:span text:style-name="T8">is both push any enemies around the player back and does damage to them. This requires the cost of one spark or can not be used. Player presses both left and right together to do the attack. </text:span><text:span text:style-name="T3">When a player wants to increase the damage, they can p</text:span><text:span text:style-name="T4">ress the Shift key + </text:span><text:span text:style-name="T8">left and </text:span><text:span text:style-name="T6">right</text:span><text:span text:style-name="T4"> mouse button</text:span><text:span text:style-name="T9">s</text:span><text:span text:style-name="T4">, and, instead of the attack, a number appear over the player showing the number of sparks to the used in attack, and the number </text:span><text:span text:style-name="T8">is</text:span><text:span text:style-name="T4"> incremented. When the number is incremented to the maximum number of sparks, it drops back to 0. </text:span><text:span text:style-name="T3">When a player wants to increase the </text:span><text:span text:style-name="T6">distance the </text:span><text:span text:style-name="T9">push back</text:span><text:span text:style-name="T3">, they can p</text:span><text:span text:style-name="T4">ress the Control key + </text:span><text:span text:style-name="T9">left and </text:span><text:span text:style-name="T6">right</text:span><text:span text:style-name="T4"> mouse button, and the process occurs similar as the damage, but for the </text:span><text:span text:style-name="T9">push back distance</text:span><text:span text:style-name="T4">. When the player attacks, the number of sparks assigned to damage is subtracted for the player’s current number of sparks and damage is multiplied by base </text:span><text:soft-page-break/><text:span text:style-name="T4">damage * .(1 * the number of used sparks). </text:span><text:span text:style-name="T5">For the </text:span><text:span text:style-name="T6">distance</text:span><text:span text:style-name="T5">, the number of sparks is subtracted from the available pool and the distance of the push back of the hit enemies is multiplied by t</text:span><text:span text:style-name="T6">he </text:span><text:span text:style-name="T4">base </text:span><text:span text:style-name="T9">push back</text:span><text:span text:style-name="T4"> d</text:span><text:span text:style-name="T6">istance</text:span><text:span text:style-name="T4"> * .(1 * the number of used sparks)</text:span></text:p>
      <text:p text:style-name="P4"/>
      <text:p text:style-name="P5">Enemies: </text:p>
      <text:p text:style-name="P5"/>
      <text:p text:style-name="P5"><text:tab/>- Swordmen: Does sword attack that can push player back and causes lose of HP based on base attack damage and the lose of one spark. Those enemies constantly move towards player.</text:p>
      <text:p text:style-name="P5"/>
      <text:p text:style-name="P5"><text:tab/>- Bowmen: Does bow &amp; arrow attack that move a quarter of the distance of the room and causes lose of HP based on base attack damage and the lose of one spark. These enemies are stationary.</text:p>
      <text:p text:style-name="P5"><text:tab/></text:p>
      <text:p text:style-name="P5"><text:tab/>- Wizards: Do shockwave when player moves within range that causes lose of HP and pushes player back. This enemies are stationa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8T21:25:21.077000000</meta:creation-date>
    <meta:generator>LibreOffice/7.3.2.2$Windows_X86_64 LibreOffice_project/49f2b1bff42cfccbd8f788c8dc32c1c309559be0</meta:generator>
    <dc:date>2024-04-09T00:10:18.991000000</dc:date>
    <meta:editing-duration>PT17M36S</meta:editing-duration>
    <meta:editing-cycles>6</meta:editing-cycles>
    <meta:document-statistic meta:table-count="0" meta:image-count="0" meta:object-count="0" meta:page-count="2" meta:paragraph-count="11" meta:word-count="869" meta:character-count="4729" meta:non-whitespace-character-count="3857"/>
  </office:meta>
</office:document-meta>
</file>